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65cm"/>
    </style:style>
    <style:style style:name="co3" style:family="table-column">
      <style:table-column-properties fo:break-before="auto" style:column-width="4.7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2">
          <table:table-cell office:value-type="string" calcext:value-type="string">
            <text:p>00TK-002759</text:p>
          </table:table-cell>
          <table:table-cell office:value-type="string" calcext:value-type="string">
            <text:p>Торговый зал Mega Center HOSS</text:p>
          </table:table-cell>
          <table:table-cell office:value-type="string" calcext:value-type="string">
            <text:p>NIKE, JORDAN - 691 ед.</text:p>
          </table:table-cell>
          <table:table-cell office:value-type="float" office:value="78122" calcext:value-type="float">
            <text:p>7812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00TK-002760</text:p>
          </table:table-cell>
          <table:table-cell office:value-type="string" calcext:value-type="string">
            <text:p>Торговый зал Mega Silk Way HOSS</text:p>
          </table:table-cell>
          <table:table-cell office:value-type="string" calcext:value-type="string">
            <text:p>NIKE, JORDAN - 669 ед.</text:p>
          </table:table-cell>
          <table:table-cell office:value-type="float" office:value="78123" calcext:value-type="float">
            <text:p>7812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00TK-002761</text:p>
          </table:table-cell>
          <table:table-cell office:value-type="string" calcext:value-type="string">
            <text:p>Торговый зал Dostyk Plaza SUPERSTEP</text:p>
          </table:table-cell>
          <table:table-cell office:value-type="string" calcext:value-type="string">
            <text:p>NIKE, JORDAN - 306 ед.</text:p>
          </table:table-cell>
          <table:table-cell office:value-type="float" office:value="78124" calcext:value-type="float">
            <text:p>7812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00TK-002762</text:p>
          </table:table-cell>
          <table:table-cell office:value-type="string" calcext:value-type="string">
            <text:p>Торговый зал Khan Shatyr SUPERSTEP</text:p>
          </table:table-cell>
          <table:table-cell office:value-type="string" calcext:value-type="string">
            <text:p>NIKE, JORDAN - 260 ед.</text:p>
          </table:table-cell>
          <table:table-cell office:value-type="float" office:value="78125" calcext:value-type="float">
            <text:p>7812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00TK-002763</text:p>
          </table:table-cell>
          <table:table-cell office:value-type="string" calcext:value-type="string">
            <text:p>Торговый зал Mega Park SUPERSTEP</text:p>
          </table:table-cell>
          <table:table-cell office:value-type="string" calcext:value-type="string">
            <text:p>NIKE, JORDAN - 192 ед.</text:p>
          </table:table-cell>
          <table:table-cell office:value-type="float" office:value="78126" calcext:value-type="float">
            <text:p>7812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00TK-002764</text:p>
          </table:table-cell>
          <table:table-cell office:value-type="string" calcext:value-type="string">
            <text:p>Торговый зал Shymkent Plaza SUPERSTEP</text:p>
          </table:table-cell>
          <table:table-cell office:value-type="string" calcext:value-type="string">
            <text:p>NIKE, JORDAN - 44 ед.</text:p>
          </table:table-cell>
          <table:table-cell office:value-type="float" office:value="78127" calcext:value-type="float">
            <text:p>7812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00TK-002765</text:p>
          </table:table-cell>
          <table:table-cell office:value-type="string" calcext:value-type="string">
            <text:p>Торговый зал Khan Shatyr SUPERKIDS</text:p>
          </table:table-cell>
          <table:table-cell office:value-type="string" calcext:value-type="string">
            <text:p>NIKE, JORDAN - 210 ед.</text:p>
          </table:table-cell>
          <table:table-cell office:value-type="float" office:value="78128" calcext:value-type="float">
            <text:p>7812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00TK-002766</text:p>
          </table:table-cell>
          <table:table-cell office:value-type="string" calcext:value-type="string">
            <text:p>Торговый зал Mega Silk Way SUPERKIDS</text:p>
          </table:table-cell>
          <table:table-cell office:value-type="string" calcext:value-type="string">
            <text:p>NIKE, JORDAN - 210 ед.</text:p>
          </table:table-cell>
          <table:table-cell office:value-type="float" office:value="78129" calcext:value-type="float">
            <text:p>781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1T09:35:07.137000000</meta:creation-date>
    <dc:date>2025-11-21T10:58:02.084000000</dc:date>
    <meta:editing-duration>PT1H11M27S</meta:editing-duration>
    <meta:editing-cycles>1</meta:editing-cycles>
    <meta:generator>LibreOffice/7.3.2.2$Windows_X86_64 LibreOffice_project/49f2b1bff42cfccbd8f788c8dc32c1c309559be0</meta:generator>
    <meta:document-statistic meta:table-count="1" meta:cell-count="42" meta:object-count="0"/>
  </office:meta>
</office:document-meta>
</file>